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3.9583in" fo:margin-left="1.5042in" table:align="left" style:may-break-between-rows="true" table:border-model="collapsing"/>
    </style:style>
    <style:style style:name="Table2.A" style:family="table-column">
      <style:table-column-properties style:column-width="1.7986in"/>
    </style:style>
    <style:style style:name="Table2.B" style:family="table-column">
      <style:table-column-properties style:column-width="2.1597in"/>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3in" fo:margin-top="0in" fo:margin-bottom="0.3in" table:align="center" style:may-break-between-rows="true" table:border-model="collapsing"/>
    </style:style>
    <style:style style:name="Table1.A" style:family="table-column">
      <style:table-column-properties style:column-width="1.3806in"/>
    </style:style>
    <style:style style:name="Table1.B" style:family="table-column">
      <style:table-column-properties style:column-width="1.6194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paragraph-rsid="000c5882"/>
    </style:style>
    <style:style style:name="P2" style:family="paragraph" style:parent-style-name="Text_20_body">
      <style:text-properties officeooo:paragraph-rsid="000d5a16"/>
    </style:style>
    <style:style style:name="P3" style:family="paragraph" style:parent-style-name="Text_20_body">
      <style:text-properties officeooo:paragraph-rsid="000c5882"/>
    </style:style>
    <style:style style:name="P4" style:family="paragraph" style:parent-style-name="Text_20_body">
      <style:text-properties officeooo:paragraph-rsid="000ee813"/>
    </style:style>
    <style:style style:name="P5" style:family="paragraph" style:parent-style-name="Text_20_body">
      <style:text-properties fo:font-weight="bold" officeooo:paragraph-rsid="000ee813" style:font-weight-asian="bold" style:font-weight-complex="bold"/>
    </style:style>
    <style:style style:name="P6" style:family="paragraph" style:parent-style-name="Text_20_body">
      <style:text-properties officeooo:paragraph-rsid="0010da0c"/>
    </style:style>
    <style:style style:name="P7" style:family="paragraph" style:parent-style-name="Text_20_body">
      <style:text-properties officeooo:paragraph-rsid="0015130f"/>
    </style:style>
    <style:style style:name="P8" style:family="paragraph" style:parent-style-name="Text_20_body">
      <style:text-properties officeooo:rsid="00197a2b" officeooo:paragraph-rsid="00197a2b"/>
    </style:style>
    <style:style style:name="P9" style:family="paragraph" style:parent-style-name="Text_20_body">
      <style:text-properties officeooo:rsid="0024a8e6" officeooo:paragraph-rsid="0024a8e6"/>
    </style:style>
    <style:style style:name="P10" style:family="paragraph" style:parent-style-name="Text_20_body">
      <style:text-properties officeooo:rsid="0027c91f" officeooo:paragraph-rsid="002b4977"/>
    </style:style>
    <style:style style:name="P11" style:family="paragraph" style:parent-style-name="Text_20_body">
      <style:text-properties officeooo:rsid="002e9c82" officeooo:paragraph-rsid="0031b981"/>
    </style:style>
    <style:style style:name="P12" style:family="paragraph" style:parent-style-name="Text_20_body">
      <style:text-properties officeooo:rsid="0030782c" officeooo:paragraph-rsid="0030782c"/>
    </style:style>
    <style:style style:name="P13" style:family="paragraph" style:parent-style-name="Text_20_body">
      <style:text-properties officeooo:paragraph-rsid="0036d23d"/>
    </style:style>
    <style:style style:name="P14" style:family="paragraph" style:parent-style-name="Text_20_body">
      <style:text-properties officeooo:paragraph-rsid="003b8230"/>
    </style:style>
    <style:style style:name="P15" style:family="paragraph" style:parent-style-name="Text_20_body">
      <style:text-properties officeooo:paragraph-rsid="003e3d57"/>
    </style:style>
    <style:style style:name="P16" style:family="paragraph" style:parent-style-name="Table_20_Contents">
      <style:text-properties fo:font-size="2pt" style:font-size-asian="2pt" style:font-size-complex="2pt"/>
    </style:style>
    <style:style style:name="P17" style:family="paragraph" style:parent-style-name="Text_20_body">
      <style:paragraph-properties fo:margin-left="0in" fo:margin-right="0in" fo:text-align="start"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ee813"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margin-left="0in" fo:margin-right="0in" fo:text-align="center"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97a2b"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itle">
      <style:text-properties officeooo:rsid="000c5882" officeooo:paragraph-rsid="000c5882"/>
    </style:style>
    <style:style style:name="P20" style:family="paragraph" style:parent-style-name="Heading_20_1">
      <style:text-properties officeooo:paragraph-rsid="00197a2b"/>
    </style:style>
    <style:style style:name="P21" style:family="paragraph" style:parent-style-name="Heading_20_1">
      <style:text-properties officeooo:rsid="000c5882" officeooo:paragraph-rsid="000ee813"/>
    </style:style>
    <style:style style:name="P22" style:family="paragraph" style:parent-style-name="Heading_20_2">
      <style:text-properties officeooo:paragraph-rsid="0027c91f"/>
    </style:style>
    <style:style style:name="P23" style:family="paragraph" style:parent-style-name="Heading_20_2">
      <style:text-properties officeooo:paragraph-rsid="0024a8e6"/>
    </style:style>
    <style:style style:name="P24" style:family="paragraph" style:parent-style-name="Heading_20_2">
      <style:text-properties officeooo:paragraph-rsid="00401392"/>
    </style:style>
    <style:style style:name="P25" style:family="paragraph" style:parent-style-name="Text_20_body" style:list-style-name="L1">
      <style:text-properties officeooo:rsid="00285806" officeooo:paragraph-rsid="00285806"/>
    </style:style>
    <style:style style:name="P26" style:family="paragraph" style:parent-style-name="Text_20_body" style:list-style-name="L1">
      <style:text-properties officeooo:rsid="0027c91f" officeooo:paragraph-rsid="0027c91f"/>
    </style:style>
    <style:style style:name="P27" style:family="paragraph" style:parent-style-name="Text_20_body">
      <style:text-properties officeooo:rsid="0027c91f" officeooo:paragraph-rsid="00401392"/>
    </style:style>
    <style:style style:name="P28" style:family="paragraph" style:parent-style-name="Text_20_body" style:list-style-name="L1">
      <style:text-properties officeooo:rsid="00295498" officeooo:paragraph-rsid="00350d2c"/>
    </style:style>
    <style:style style:name="P29" style:family="paragraph" style:parent-style-name="Text_20_body" style:list-style-name="L2">
      <style:text-properties officeooo:rsid="0024a8e6" officeooo:paragraph-rsid="0024a8e6"/>
    </style:style>
    <style:style style:name="P30" style:family="paragraph" style:parent-style-name="Text_20_body" style:list-style-name="L2">
      <style:text-properties officeooo:rsid="002532e2" officeooo:paragraph-rsid="002532e2"/>
    </style:style>
    <style:style style:name="P31" style:family="paragraph" style:parent-style-name="Text_20_body" style:list-style-name="L3"/>
    <style:style style:name="P32" style:family="paragraph" style:parent-style-name="Text_20_body" style:list-style-name="L3">
      <style:text-properties officeooo:paragraph-rsid="00136097"/>
    </style:style>
    <style:style style:name="P33" style:family="paragraph" style:parent-style-name="Text_20_body" style:list-style-name="L3">
      <style:text-properties officeooo:rsid="001a9e8e" officeooo:paragraph-rsid="001a9e8e"/>
    </style:style>
    <style:style style:name="P34" style:family="paragraph" style:parent-style-name="Text_20_body" style:list-style-name="L4">
      <style:text-properties officeooo:paragraph-rsid="000ee813"/>
    </style:style>
    <style:style style:name="P35" style:family="paragraph" style:parent-style-name="Text_20_body" style:list-style-name="L5">
      <style:text-properties officeooo:paragraph-rsid="000ee813"/>
    </style:style>
    <style:style style:name="P36" style:family="paragraph" style:parent-style-name="Text_20_body" style:list-style-name="L6">
      <style:text-properties officeooo:paragraph-rsid="000ee813"/>
    </style:style>
    <style:style style:name="P37" style:family="paragraph" style:parent-style-name="Text_20_body" style:list-style-name="L7">
      <style:text-properties officeooo:paragraph-rsid="000ee813"/>
    </style:style>
    <style:style style:name="P38" style:family="paragraph" style:parent-style-name="Text_20_body" style:list-style-name="L1">
      <style:text-properties officeooo:rsid="00401392" officeooo:paragraph-rsid="00401392"/>
    </style:style>
    <style:style style:name="T1" style:family="text">
      <style:text-properties officeooo:rsid="0021ffb8"/>
    </style:style>
    <style:style style:name="T2" style:family="text">
      <style:text-properties officeooo:rsid="0031f2ef"/>
    </style:style>
    <style:style style:name="T3" style:family="text">
      <style:text-properties officeooo:rsid="0024a8e6"/>
    </style:style>
    <style:style style:name="T4" style:family="text">
      <style:text-properties style:text-line-through-style="none" style:text-line-through-type="none" fo:font-size="12pt" style:text-underline-style="none" style:font-size-asian="12pt" style:font-size-complex="12pt"/>
    </style:style>
    <style:style style:name="T5" style:family="text">
      <style:text-properties fo:font-size="12pt" style:font-size-asian="12pt" style:font-size-complex="12pt"/>
    </style:style>
    <style:style style:name="T6" style:family="text">
      <style:text-properties fo:font-size="12pt" officeooo:rsid="000c5882" style:font-size-asian="12pt" style:font-size-complex="12pt"/>
    </style:style>
    <style:style style:name="T7" style:family="text">
      <style:text-properties fo:font-size="12pt" officeooo:rsid="000d5a16" style:font-size-asian="12pt" style:font-size-complex="12pt"/>
    </style:style>
    <style:style style:name="T8" style:family="text">
      <style:text-properties officeooo:rsid="000ee813"/>
    </style:style>
    <style:style style:name="T9" style:family="text">
      <style:text-properties officeooo:rsid="0010da0c"/>
    </style:style>
    <style:style style:name="T10" style:family="text">
      <style:text-properties officeooo:rsid="00115343"/>
    </style:style>
    <style:style style:name="T11" style:family="text">
      <style:text-properties officeooo:rsid="00136097"/>
    </style:style>
    <style:style style:name="T12" style:family="text">
      <style:text-properties style:font-name="Liberation Sans Narrow"/>
    </style:style>
    <style:style style:name="T13" style:family="text">
      <style:text-properties officeooo:rsid="0015130f"/>
    </style:style>
    <style:style style:name="T14" style:family="text">
      <style:text-properties officeooo:rsid="0017c1cc"/>
    </style:style>
    <style:style style:name="T15" style:family="text">
      <style:text-properties officeooo:rsid="00197a2b"/>
    </style:style>
    <style:style style:name="T16" style:family="text">
      <style:text-properties officeooo:rsid="002532e2"/>
    </style:style>
    <style:style style:name="T17" style:family="text">
      <style:text-properties officeooo:rsid="0027c91f"/>
    </style:style>
    <style:style style:name="T18" style:family="text">
      <style:text-properties style:font-name="Liberation Sans" fo:font-size="18pt" officeooo:rsid="0027c91f" style:font-name-asian="Microsoft YaHei" style:font-size-asian="18pt" style:font-name-complex="Arial Unicode MS" style:font-size-complex="18pt"/>
    </style:style>
    <style:style style:name="T19" style:family="text">
      <style:text-properties style:font-name="Liberation Sans" fo:font-size="16.1000003814697pt" fo:font-weight="bold" officeooo:rsid="00401392" style:font-name-asian="Microsoft YaHei" style:font-size-asian="16.1000003814697pt" style:font-weight-asian="bold" style:font-name-complex="Arial Unicode MS" style:font-size-complex="16.1000003814697pt" style:font-weight-complex="bold"/>
    </style:style>
    <style:style style:name="T20" style:family="text">
      <style:text-properties officeooo:rsid="00285806"/>
    </style:style>
    <style:style style:name="T21" style:family="text">
      <style:text-properties officeooo:rsid="00295498"/>
    </style:style>
    <style:style style:name="T22" style:family="text">
      <style:text-properties officeooo:rsid="002b4977"/>
    </style:style>
    <style:style style:name="T23" style:family="text">
      <style:text-properties officeooo:rsid="002e9c82"/>
    </style:style>
    <style:style style:name="T24" style:family="text">
      <style:text-properties officeooo:rsid="002f8316"/>
    </style:style>
    <style:style style:name="T25" style:family="text">
      <style:text-properties officeooo:rsid="0030782c"/>
    </style:style>
    <style:style style:name="T26" style:family="text">
      <style:text-properties officeooo:rsid="0031b981"/>
    </style:style>
    <style:style style:name="T27" style:family="text">
      <style:text-properties officeooo:rsid="00324b52"/>
    </style:style>
    <style:style style:name="T28" style:family="text">
      <style:text-properties officeooo:rsid="0033946b"/>
    </style:style>
    <style:style style:name="T29" style:family="text">
      <style:text-properties officeooo:rsid="0034a001"/>
    </style:style>
    <style:style style:name="T30" style:family="text">
      <style:text-properties officeooo:rsid="0034ca4c"/>
    </style:style>
    <style:style style:name="T31" style:family="text">
      <style:text-properties officeooo:rsid="0036b2c3"/>
    </style:style>
    <style:style style:name="T32" style:family="text">
      <style:text-properties officeooo:rsid="0036d23d"/>
    </style:style>
    <style:style style:name="T33" style:family="text">
      <style:text-properties officeooo:rsid="0037e21d"/>
    </style:style>
    <style:style style:name="T34" style:family="text">
      <style:text-properties officeooo:rsid="0039a6a4"/>
    </style:style>
    <style:style style:name="T35" style:family="text">
      <style:text-properties officeooo:rsid="003b8230"/>
    </style:style>
    <style:style style:name="T36" style:family="text">
      <style:text-properties officeooo:rsid="003c7fea"/>
    </style:style>
    <style:style style:name="T37" style:family="text">
      <style:text-properties officeooo:rsid="003e3d57"/>
    </style:style>
    <style:style style:name="T38" style:family="text">
      <style:text-properties officeooo:rsid="0040139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SDRuno Fran Plugin</text:p>
      <text:p text:style-name="Subtitle">Version 0.<text:span text:style-name="T38">7</text:span></text:p>
      <text:h text:style-name="Heading_20_1" text:outline-level="1">Overview</text:h>
      <text:p text:style-name="P3">This plugin <text:span text:style-name="T28">imports several frequency information file formats and displays station annotations in the SP1 Spectrum window. The supplied version should work in SDRuno Version 1.40.2. </text:span>This plugin might break in a future 1.4 release.</text:p>
      <text:p text:style-name="P14">The plugin <text:span text:style-name="T23">can import </text:span>files <text:span text:style-name="T23">using</text:span> the <text:span text:style-name="T23">SWSkeds</text:span> csv format, <text:span text:style-name="T23">ILG Radio text format,</text:span> or SDRuno <text:span text:style-name="T23">memory </text:span>bank format.<text:span text:style-name="T35"> Only load one </text:span><text:span text:style-name="T32">ILG Radio</text:span><text:span text:style-name="T35"> file or one swskeds file </text:span><text:span text:style-name="T36">at a time.</text:span></text:p>
      <text:p text:style-name="P14">The <text:span text:style-name="T28">SWS</text:span>keds file combines several sources and has numerous duplicate entries. The source information in the loaded swskeds file is added to the selection list in the Sources combobox.</text:p>
      <text:p text:style-name="P14">The <text:span text:style-name="T32">ILG Radio</text:span> file <text:span text:style-name="T35">is from a </text:span><text:span text:style-name="T32">paid service </text:span><text:span text:style-name="T35">provided by </text:span><text:span text:style-name="T32">the </text:span><text:a xlink:type="simple" xlink:href="https://www.ilgradio.com/" text:style-name="Internet_20_link" text:visited-style-name="Visited_20_Internet_20_Link"><text:span text:style-name="T32">https://www.ilgradio.com/</text:span></text:a><text:span text:style-name="T32"> </text:span><text:span text:style-name="T33">website. After you subscribe, you can download either the A version text file (</text:span><text:span text:style-name="T35">ilgadata.txt zipped into ilgatext.zip) </text:span><text:span text:style-name="T33">or the B version text file (</text:span><text:span text:style-name="T35">ilgbdata.txt zipped into ilgbtext.zip) . </text:span><text:span text:style-name="T33">The A version is the complete 1.6 – 30 MHz set of broadcast and utility stations. <text:s/>The </text:span><text:span text:style-name="T34">B</text:span><text:span text:style-name="T33"> version is </text:span><text:span text:style-name="T34">a reduced 1.6 – 30 MHz set of broadcast, weather, volmet, and time signal stations. <text:s/>I would recommend using the B version, as</text:span><text:span text:style-name="T33"> portions </text:span><text:span text:style-name="T34">of the A version </text:span><text:span text:style-name="T33">may overwhelm the annotation display </text:span><text:span text:style-name="T34">due to the number of stations </text:span><text:span text:style-name="T36">listed on some</text:span><text:span text:style-name="T34"> frequenc</text:span><text:span text:style-name="T36">ies</text:span><text:span text:style-name="T34">.</text:span></text:p>
      <text:p text:style-name="P14">The bank file is a SDRuno memory bank file. Mutiple Bank files can be loaded.</text:p>
      <text:p text:style-name="P13">I have included a recent swskeds file. <text:span text:style-name="T32">You need to subscribe to the swskeds group on </text:span><text:span text:style-name="T36">the </text:span><text:span text:style-name="T32">groups.io </text:span><text:span text:style-name="T36">website </text:span><text:span text:style-name="T32">for further updates. The zip file containing the swskeds csv file is in the files section of the swskeds group. </text:span></text:p>
      <text:h text:style-name="Heading_20_1" text:outline-level="1">Installation</text:h>
      <text:p text:style-name="P11">This plugin is included in the Community Plugin <text:span text:style-name="T26">I</text:span>nstaller included with the main SDRuno <text:span text:style-name="T26">Main I</text:span>nstaller, or separately. There can be later releases on the project website on GitHub <text:span text:style-name="T26">that should be included in later versions of the </text:span>Community Plugin <text:span text:style-name="T26">I</text:span>nstaller. (<text:a xlink:type="simple" xlink:href="https://github.com/LinuxSheeple-E/SDRunoPlugin_Fran/releases" text:style-name="Internet_20_link" text:visited-style-name="Visited_20_Internet_20_Link"><text:span text:style-name="T24">https://github.com/LinuxSheeple-E/SDRunoPlugin_Fran/releases</text:span></text:a>). </text:p>
      <text:p text:style-name="P12">Website releases support the latest released version of SDRuno at the date of release. It may support earlier or later versions depending on the Plugin API version. It may be possible to recompile the plugin to support earlier Plugin API versions. See the project website for details.</text:p>
      <text:p text:style-name="P7"><text:soft-page-break/><text:span text:style-name="T23">To install the release </text:span><text:span text:style-name="T25">zip </text:span><text:span text:style-name="T23">file </text:span><text:span text:style-name="T25">from the project website,</text:span><text:span text:style-name="T23"> u</text:span>nzip the files to <text:span text:style-name="T13">the SDRuno </text:span><text:span text:style-name="T23">P</text:span><text:span text:style-name="T13">lugin</text:span> <text:span text:style-name="T13">folder</text:span>. <text:s/><text:span text:style-name="T13">The SDRuno </text:span><text:span text:style-name="T23">P</text:span><text:span text:style-name="T13">lugin folder can be selected and viewed by right-clicking on the SDRuno plugins window background. </text:span><text:span text:style-name="T10">See Section 2.10 Plugins in the SDRPlay SDRuno User Manual for more information. </text:span></text:p>
      <text:h text:style-name="Heading_20_1" text:outline-level="1">Operation</text:h>
      <text:p text:style-name="P7"><text:span text:style-name="T13">Open the SDRuno plugins window. Fran should be on the list. Highlight the Fran line and press Load Plugins. </text:span>Press the File button on the plugin window and select the .CSV file to load. <text:s/>The area at the bottom of the plugin window will either show the number of records loaded or where an error occur<text:span text:style-name="T15">r</text:span>ed in the csv file. <text:span text:style-name="T14">Close the window or Unload All Plugins to exit.</text:span></text:p>
      <text:p text:style-name="P15">Best results occur when using a zoomed spectrum as numerous <text:span text:style-name="T36">frequency</text:span> <text:span text:style-name="T36">annotations</text:span> <text:span text:style-name="T36">can be </text:span>closely spaced in <text:span text:style-name="T36">some</text:span> bands. The text for the <text:span text:style-name="T36">annotation </text:span>will appear to the immediate right of the frequency <text:span text:style-name="T36">marker</text:span>. Text <text:span text:style-name="T36">and marker </text:span>will appear and disappear as scheduled to go on and off the air. I hope to implement a fade in and fade out function to indicate <text:span text:style-name="T36">annotation</text:span><text:span text:style-name="T37">s</text:span> about to go on-air and about to go off <text:s/>air. The sorting and the positioning of the text on screen is very rudimentary and more "jumpy" to my liking. <text:s/>There is a limit of 64 text entries, so they are centered around the vfo area. </text:p>
      <text:p text:style-name="P3">The user can select the source in the swsked file to display using the Sources combobox. The default ALL entry enables all sources. Any active station without a source specified is displayed regardless of the Sources selection.</text:p>
      <text:p text:style-name="P3">Mu<text:span text:style-name="T9">l</text:span>tiple files can be loaded. Although multiple swskeds <text:span text:style-name="T32">and/or ILG Radio </text:span>files can be loaded, I would not recommend it. One swskeds/<text:span text:style-name="T32">ILG Radio file</text:span> and one or more Bank files can be loaded. Exit the plugin to clear the annotations and start over.</text:p>
      <text:p text:style-name="P8">The following colors are used for these languages in the swsked <text:span text:style-name="T32">and ILG Radio </text:span>file<text:span text:style-name="T32">s</text:span>. <text:span text:style-name="T32">The user can turn on and off the colors using the language color checkbox. </text:span>The colors can not be changed <text:span text:style-name="T32">using the user interface </text:span>at this time. <text:span text:style-name="T36">The default color for a frequency annotation is white.</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P18">Arabic</text:p>
          </table:table-cell>
          <table:table-cell table:style-name="Table2.B1" office:value-type="string">
            <text:p text:style-name="P18">Green</text:p>
          </table:table-cell>
        </table:table-row>
        <table:table-row table:style-name="Table2.1">
          <table:table-cell table:style-name="Table2.A2" office:value-type="string">
            <text:p text:style-name="P18">English</text:p>
          </table:table-cell>
          <table:table-cell table:style-name="Table2.B2" office:value-type="string">
            <text:p text:style-name="P18">Purple</text:p>
          </table:table-cell>
        </table:table-row>
        <table:table-row table:style-name="Table2.1">
          <table:table-cell table:style-name="Table2.A2" office:value-type="string">
            <text:p text:style-name="P18">French</text:p>
          </table:table-cell>
          <table:table-cell table:style-name="Table2.B2" office:value-type="string">
            <text:p text:style-name="P18">Cyan</text:p>
          </table:table-cell>
        </table:table-row>
        <table:table-row table:style-name="Table2.1">
          <table:table-cell table:style-name="Table2.A2" office:value-type="string">
            <text:p text:style-name="P18">Japanese</text:p>
          </table:table-cell>
          <table:table-cell table:style-name="Table2.B2" office:value-type="string">
            <text:p text:style-name="P18">Lt Red</text:p>
          </table:table-cell>
        </table:table-row>
        <table:table-row table:style-name="Table2.1">
          <table:table-cell table:style-name="Table2.A2" office:value-type="string">
            <text:p text:style-name="P18">Mandarin/Chinese</text:p>
          </table:table-cell>
          <table:table-cell table:style-name="Table2.B2" office:value-type="string">
            <text:p text:style-name="P18">Orange</text:p>
          </table:table-cell>
        </table:table-row>
        <table:table-row table:style-name="Table2.1">
          <table:table-cell table:style-name="Table2.A2" office:value-type="string">
            <text:p text:style-name="P18">Russian</text:p>
          </table:table-cell>
          <table:table-cell table:style-name="Table2.B2" office:value-type="string">
            <text:p text:style-name="P18">Drk Red</text:p>
          </table:table-cell>
        </table:table-row>
        <table:table-row table:style-name="Table2.1">
          <table:table-cell table:style-name="Table2.A2" office:value-type="string">
            <text:p text:style-name="P18">Spanish</text:p>
          </table:table-cell>
          <table:table-cell table:style-name="Table2.B2" office:value-type="string">
            <text:p text:style-name="P18">Yellow</text:p>
          </table:table-cell>
        </table:table-row>
      </table:table>
      <text:h text:style-name="P20" text:outline-level="1"><text:soft-page-break/>Program Sources and Compiling</text:h>
      <text:p text:style-name="P6"><text:span text:style-name="T9">Sources are available on GitHub at </text:span><text:a xlink:type="simple" xlink:href="https://github.com/LinuxSheeple-E/SDRunoPlugin_Fran" text:style-name="Internet_20_link" text:visited-style-name="Visited_20_Internet_20_Link"><text:span text:style-name="T9">https://github.com/LinuxSheeple-E/SDRunoPlugin_Fran</text:span></text:a><text:span text:style-name="T9">. </text:span>Plugin was compiled using Microsoft Visual Studio 2017. Select Release x86 as the solution configuration. This project needs the SDRplay/plugins repository on github.com. The plugins directory should be at the same directory level as the SDRunoPlugin_Fran directory.<text:tab/></text:p>
      <text:p text:style-name="P16"><text:bookmark text:name="diff-1550ec65ac92f65817fc28928dfef526912b5f52356ff43651369bae92f56031R8"/><text:tab/></text:p>
      <text:h text:style-name="Heading_20_1" text:outline-level="1">Changes</text:h>
      <text:h text:style-name="P24" text:outline-level="2">Since Version 0.<text:span text:style-name="T19">6</text:span></text:h>
      <text:p text:style-name="P27"><text:span text:style-name="T3">The code will still compile in Plugin </text:span><text:span text:style-name="T16">API </text:span><text:span text:style-name="T3">Version 1 with reduced functionality.</text:span></text:p>
      <text:list xml:id="list2711707957" text:style-name="L1">
        <text:list-item>
          <text:p text:style-name="P38">Added support for memory bank (.s1b) files containing a new Threshold column.</text:p>
        </text:list-item>
      </text:list>
      <text:h text:style-name="P22" text:outline-level="2">Since Version 0.<text:span text:style-name="T17">5</text:span></text:h>
      <text:p text:style-name="P10"><text:span text:style-name="T3">The code will still compile in Plugin </text:span><text:span text:style-name="T16">API </text:span><text:span text:style-name="T3">Version 1 with reduced functionality.</text:span></text:p>
      <text:list xml:id="list183748948555527" text:continue-numbering="true" text:style-name="L1">
        <text:list-item>
          <text:p text:style-name="P25">The initial directory of the open file dialog is <text:span text:style-name="T21">changed to </text:span>the Plugin Directory, usually <text:span text:style-name="T27">the user’s</text:span> Documents/CommunityPlugins <text:span text:style-name="T27">directory</text:span>.</text:p>
        </text:list-item>
        <text:list-item>
          <text:p text:style-name="P26">Add<text:span text:style-name="T38">ed</text:span> import of ILG Radio text files. This is a paid service and no sample files are included.</text:p>
        </text:list-item>
        <text:list-item>
          <text:p text:style-name="P25">Added language color functions to replace hardwired colors. <text:span text:style-name="T31">The user can turn on and off the language colors using a checkbox. Advanced users can edit the SDRuno.ini file to change colors and languages.</text:span></text:p>
        </text:list-item>
        <text:list-item>
          <text:p text:style-name="P25">Improve<text:span text:style-name="T38">d</text:span> annotation display by reading more values from the SDRuno.ini file and doing more calculations of the limits and annotation spacing. <text:span text:style-name="T3">Plugin </text:span><text:span text:style-name="T16">API </text:span><text:span text:style-name="T3">Version </text:span>1 has a limited subset.</text:p>
        </text:list-item>
        <text:list-item>
          <text:p text:style-name="P26">Add<text:span text:style-name="T38">ed</text:span> additional initialization of fields during file import.</text:p>
        </text:list-item>
        <text:list-item>
          <text:p text:style-name="P28"><text:span text:style-name="T29">Improve</text:span><text:span text:style-name="T38">d</text:span><text:span text:style-name="T29"> determination of </text:span><text:span text:style-name="T30">the SDRuno.ini file location. Default values are used when the file cannot be read.</text:span></text:p>
        </text:list-item>
        <text:list-item>
          <text:p text:style-name="P28">Fixed closing down event processing.</text:p>
        </text:list-item>
        <text:list-item>
          <text:p text:style-name="P26">Project build setting changes, including <text:span text:style-name="T22">d</text:span>ebug configuration and tighter C++ co<text:span text:style-name="T20">nformance.</text:span></text:p>
        </text:list-item>
        <text:list-item>
          <text:p text:style-name="P26">Minor code and comment fixes</text:p>
        </text:list-item>
      </text:list>
      <text:h text:style-name="P23" text:outline-level="2"><text:soft-page-break/>Since Version 0.<text:span text:style-name="T3">4</text:span></text:h>
      <text:p text:style-name="P9">This is a minor update to support SDRuno Version 1.40.2 (Plugin <text:span text:style-name="T16">API </text:span>Version 2). The code will still compile in Plugin <text:span text:style-name="T16">API </text:span>Version 1 with reduced functionality.</text:p>
      <text:list xml:id="list1649682541" text:style-name="L2">
        <text:list-item>
          <text:p text:style-name="P29">Read and store the new SP1 Spectrum window size parameters given in frequency and power. This is only used for the lower and upper limits of the annotations. Fixed and calculated limits are used for Plugin Version 1.</text:p>
        </text:list-item>
        <text:list-item>
          <text:p text:style-name="P30">Add<text:span text:style-name="T38">ed</text:span> error and warning messages based on Plugin API version.</text:p>
        </text:list-item>
        <text:list-item>
          <text:p text:style-name="P30">Minor code cleanup. </text:p>
        </text:list-item>
      </text:list>
      <text:h text:style-name="Heading_20_2" text:outline-level="2">Since Version 0.3</text:h>
      <text:list xml:id="list2242131558" text:style-name="L3">
        <text:list-item>
          <text:p text:style-name="P32">Improve<text:span text:style-name="T11">d</text:span> window appearance. <text:span text:style-name="T11">The title bar looks more like other SDRuno windows and has close and minimized buttons.</text:span></text:p>
        </text:list-item>
        <text:list-item>
          <text:p text:style-name="P31">Window can now be minimized without causing problems.</text:p>
        </text:list-item>
        <text:list-item>
          <text:p text:style-name="P31"><text:span text:style-name="T11">T</text:span>he <text:span text:style-name="T11">plugin </text:span>window position <text:span text:style-name="T11">is saved </text:span>when user saves the workspace.</text:p>
        </text:list-item>
        <text:list-item>
          <text:p text:style-name="P33">Change the formatting of documentation and setup source repository.</text:p>
        </text:list-item>
      </text:list>
      <text:h text:style-name="Heading_20_2" text:outline-level="2"><text:span text:style-name="T8">S</text:span>ince Version 0.2</text:h>
      <text:list xml:id="list310819608" text:style-name="L4">
        <text:list-item>
          <text:p text:style-name="P34">Updated to work with SDRuno 1.4 RC4 <text:span text:style-name="T9">and later</text:span>. This version will not work with RC3 or earlier ("Boldly going forward, 'cause we can't find reverse").</text:p>
        </text:list-item>
        <text:list-item>
          <text:p text:style-name="P34">Change Annotator Style to Marker. This also required some adjustment to the item spacing. A lot of stuff is still hardwired.</text:p>
        </text:list-item>
        <text:list-item>
          <text:p text:style-name="P34">I was not too familiar with Microsoft's use of Interface Classes in C++. The code is refactored to move the IUnoAnnotator interface to the main plugin class instead of deriving a separate class.</text:p>
        </text:list-item>
        <text:list-item>
          <text:p text:style-name="P34">Minor code improvements.</text:p>
        </text:list-item>
      </text:list>
      <text:h text:style-name="Heading_20_2" text:outline-level="2"><text:span text:style-name="T8">S</text:span>ince Version 0.1</text:h>
      <text:list xml:id="list980144257" text:style-name="L5">
        <text:list-item>
          <text:p text:style-name="P35">Added support for limiting the station display to one source in the swskeds file. This is interactive and <text:span text:style-name="T12">can</text:span> reduce the number of duplicate stations displayed.</text:p>
        </text:list-item>
        <text:list-item>
          <text:p text:style-name="P35">Improved parsing of the days field in the swskeds file. The formats that represent a day of a month (Jun 21th) or a day of the week (1st Fr) are now supported. This should reduce the display of stations not really broadcasting. </text:p>
        </text:list-item>
        <text:list-item>
          <text:p text:style-name="P35"><text:soft-page-break/>Minor fixes and stability improvements.</text:p>
        </text:list-item>
      </text:list>
      <text:h text:style-name="Heading_20_2" text:outline-level="2"><text:span text:style-name="T8">S</text:span>ince Version 0.0.0</text:h>
      <text:list xml:id="list495865018" text:style-name="L6">
        <text:list-item>
          <text:p text:style-name="P36">Fixed stability issues when tuning to certain frequencies. SDRuno would crash from exceptions being thown due to CSV file format problems. Also annotate text has a 63 character limit.</text:p>
        </text:list-item>
        <text:list-item>
          <text:p text:style-name="P36">Added support for the SDRuno Bank CSV format.</text:p>
        </text:list-item>
        <text:list-item>
          <text:p text:style-name="P36">Added support for loading multiple annotation files.</text:p>
        </text:list-item>
        <text:list-item>
          <text:p text:style-name="P36">Added text color by language (swskeds file only). There is no way to currently change them or turn them off.</text:p>
        </text:list-item>
      </text:list>
      <table:table table:name="Table1" table:style-name="Table1" table:template-name="Default Style">
        <table:table-column table:style-name="Table1.A"/>
        <table:table-column table:style-name="Table1.B"/>
        <table:table-row table:style-name="Table1.1">
          <table:table-cell table:style-name="Table1.A1" office:value-type="string">
            <text:p text:style-name="P17">Arabic</text:p>
          </table:table-cell>
          <table:table-cell table:style-name="Table1.B1" office:value-type="string">
            <text:p text:style-name="P17">Green</text:p>
          </table:table-cell>
        </table:table-row>
        <table:table-row table:style-name="Table1.1">
          <table:table-cell table:style-name="Table1.A2" office:value-type="string">
            <text:p text:style-name="P17">English</text:p>
          </table:table-cell>
          <table:table-cell table:style-name="Table1.B2" office:value-type="string">
            <text:p text:style-name="P17">Purple</text:p>
          </table:table-cell>
        </table:table-row>
        <table:table-row table:style-name="Table1.1">
          <table:table-cell table:style-name="Table1.A2" office:value-type="string">
            <text:p text:style-name="P17">French</text:p>
          </table:table-cell>
          <table:table-cell table:style-name="Table1.B2" office:value-type="string">
            <text:p text:style-name="P17">Cyan</text:p>
          </table:table-cell>
        </table:table-row>
        <table:table-row table:style-name="Table1.1">
          <table:table-cell table:style-name="Table1.A2" office:value-type="string">
            <text:p text:style-name="P17">Japanese</text:p>
          </table:table-cell>
          <table:table-cell table:style-name="Table1.B2" office:value-type="string">
            <text:p text:style-name="P17">Lt Red</text:p>
          </table:table-cell>
        </table:table-row>
        <table:table-row table:style-name="Table1.1">
          <table:table-cell table:style-name="Table1.A2" office:value-type="string">
            <text:p text:style-name="P17">Mandarin/Chinese</text:p>
          </table:table-cell>
          <table:table-cell table:style-name="Table1.B2" office:value-type="string">
            <text:p text:style-name="P17">Orange</text:p>
          </table:table-cell>
        </table:table-row>
        <table:table-row table:style-name="Table1.1">
          <table:table-cell table:style-name="Table1.A2" office:value-type="string">
            <text:p text:style-name="P17">Russian</text:p>
          </table:table-cell>
          <table:table-cell table:style-name="Table1.B2" office:value-type="string">
            <text:p text:style-name="P17">Drk Red</text:p>
          </table:table-cell>
        </table:table-row>
        <table:table-row table:style-name="Table1.1">
          <table:table-cell table:style-name="Table1.A2" office:value-type="string">
            <text:p text:style-name="P17">Spanish</text:p>
          </table:table-cell>
          <table:table-cell table:style-name="Table1.B2" office:value-type="string">
            <text:p text:style-name="P17">Yellow</text:p>
          </table:table-cell>
        </table:table-row>
      </table:table>
      <text:list xml:id="list3459135984" text:style-name="L7">
        <text:list-item>
          <text:p text:style-name="P37">Minor fixes like lessening the crowding of entries on the screen and displaying the annotation at the lowest and highest frequency</text:p>
        </text:list-item>
      </text:list>
      <text:h text:style-name="P21" text:outline-level="1">Legal Information</text:h>
      <text:p text:style-name="P2"><text:span text:style-name="T5">For more information </text:span><text:span text:style-name="T6">about </text:span><text:span text:style-name="T7">SDRplay </text:span><text:span text:style-name="T6">SDRuno</text:span><text:span text:style-name="T5"> see: </text:span><text:a xlink:type="simple" xlink:href="https://www.sdrplay.com/" text:style-name="Internet_20_link" text:visited-style-name="Visited_20_Internet_20_Link"><text:span text:style-name="T4">https://www.sdrplay.com/ </text:span></text:a></text:p>
      <text:p text:style-name="P1"/>
      <text:p text:style-name="P4">Portions are Copyright (C) 2020 Eric A. Cottrell</text:p>
      <text:p text:style-name="P4">Contact: eric.c.boston@gmail.com</text:p>
      <text:p text:style-name="P4">Redistribution and use in source and binary forms, with or without modification, are permitted provided that the following conditions are met:</text:p>
      <text:p text:style-name="P4"><text:s/>1. Redistributions of source code must retain the above copyright notice, this list of conditions and the following disclaimer.</text:p>
      <text:p text:style-name="P4"><text:soft-page-break/><text:s/>2. Redistributions in binary form must reproduce the above copyright notice, this list of conditions and the following disclaimer in the documentation and/or other materials provided with the distribution.</text:p>
      <text:p text:style-name="P4"><text:s/>3. Neither the name of the copyright holder nor the names of its contributors may be used to endorse or promote products derived from this software without specific prior written permission.</text:p>
      <text:p text:style-name="P4">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3" text:outline-level="3">CSV reading library:</text:h>
      <text:p text:style-name="P4">Copyright (c) 2015, ben-strasser</text:p>
      <text:p text:style-name="P4">All rights reserved.</text:p>
      <text:p text:style-name="P4"/>
      <text:p text:style-name="P4">Redistribution and use in source and binary forms, with or without modification, are permitted provided that the following conditions are met:</text:p>
      <text:p text:style-name="P4">* Redistributions of source code must retain the above copyright notice, this list of conditions and the following disclaimer.</text:p>
      <text:p text:style-name="P4"/>
      <text:p text:style-name="P4">* Redistributions in binary form must reproduce the above copyright notice, this list of conditions and the following disclaimer in the documentation and/or other materials provided with the distribution.</text:p>
      <text:p text:style-name="P4">* Neither the name of fast-cpp-csv-parser nor the names of its contributors may be used to endorse or promote products derived from this software without specific prior written permission.</text:p>
      <text:p text:style-name="P4"/>
      <text:p text:style-name="P4">THIS SOFTWARE IS PROVIDED BY THE COPYRIGHT HOLDERS AND CONTRIBUTORS "AS IS" AND ANY EXPRESS OR IMPLIED WARRANTIES, INCLUDING, BUT NOT LIMITED TO, THE IMPLIED WARRANTIES OF MERCHANTABILITY AND FITNESS FOR A PARTICULAR PURPOSE ARE DISCLAIMED. IN NO EVENT SHALL THE COPYRIGHT HOLDER OR <text:soft-page-break/>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5">SDRplay is the trading name of SDRplay Limited a company registered in England # 09035244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T1" style:family="text">
      <style:text-properties officeooo:rsid="0021ffb8"/>
    </style:style>
    <style:style style:name="MT2" style:family="text">
      <style:text-properties officeooo:rsid="0040139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text:tab/><text:tab/>SDRuno Fran Plugin</text:p>
      </style:header>
      <style:header-first>
        <text:p text:style-name="Header_20_left"/>
      </style:header-first>
      <style:footer>
        <text:p text:style-name="Footer"><text:span text:style-name="MT1">V0.</text:span><text:span text:style-name="MT2">7</text:span><text:span text:style-name="MT1"><text:tab/><text:tab/></text:span><text:page-number text:select-page="current">7</text:page-number></text:p>
      </style:footer>
      <style:footer-first>
        <text:p text:style-name="Footer"><text:span text:style-name="MT1">V0.</text:span><text:span text:style-name="MT2">7</text:span><text:span text:style-name="MT1"><text:tab/><text:tab/></text:span><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8-21T13:10:00</meta:creation-date>
    <meta:initial-creator>Ralph Weir</meta:initial-creator>
    <dc:date>2022-08-07T18:37:48.133000000</dc:date>
    <meta:editing-duration>PT4H16M28S</meta:editing-duration>
    <meta:editing-cycles>30</meta:editing-cycles>
    <meta:generator>LibreOffice/7.1.3.2$Windows_X86_64 LibreOffice_project/47f78053abe362b9384784d31a6e56f8511eb1c1</meta:generator>
    <meta:document-statistic meta:table-count="2" meta:image-count="0" meta:object-count="0" meta:page-count="7" meta:paragraph-count="111" meta:word-count="1867" meta:character-count="11480" meta:non-whitespace-character-count="9727"/>
  </office:meta>
</office:document-meta>
</file>